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தய நாதம் - ந. சிதம்பர சுப்ரமண்ய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என் பெயர் ராமசேஷன் – ஆத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ரத்தில் -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சப்தங்கள்</text:p>
          </table:table-cell>
          <table:table-cell office:value-type="string" calcext:value-type="string">
            <text:p>எஸ். ரா. பரிந்துரை, ஓரின சேர்கையாளர்கள் (ஆண்கள்)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ஓர் இந்துவாக சாக மாட்டேன் - அம்பேத்கர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ேட்டை - தமிழ்ப்பிரப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ொண்டாட்டி - அராத்த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மண்ணில் தெரியுது வானம் - ந. சிதம்பர சுப்பிரமணியன்</text:p>
          </table:table-cell>
          <table:table-cell office:value-type="string" calcext:value-type="string">
            <text:p>சிறு பிள்ளைகளுக்கு படித்து காட்ட வேண்டிய புத்தகம் - சாரு நிவேதித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ில்கள் - வைக்கம் முகம்மது பஷீ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நிவேதிதா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5" table:number-rows-repeated="104838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3:50:42.615165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16T13:51:06.354095532</dc:date>
    <meta:editing-duration>PT19H38M23S</meta:editing-duration>
    <meta:editing-cycles>145</meta:editing-cycles>
    <meta:document-statistic meta:table-count="1" meta:cell-count="263" meta:object-count="0"/>
  </office:meta>
</office:document-meta>
</file>